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olo1" style:master-page-name="MP0" style:family="paragraph">
      <style:paragraph-properties fo:break-before="page"/>
    </style:style>
    <style:style style:name="P2" style:parent-style-name="Normale" style:family="paragraph">
      <style:text-properties fo:font-weight="bold" style:font-weight-asian="bold" style:font-weight-complex="bold"/>
    </style:style>
    <style:style style:name="P3" style:parent-style-name="Normale" style:family="paragraph">
      <style:text-properties fo:font-weight="bold" style:font-weight-asian="bold" style:font-weight-complex="bold"/>
    </style:style>
    <style:style style:name="P4" style:parent-style-name="Normale" style:family="paragraph">
      <style:text-properties fo:font-weight="bold" style:font-weight-asian="bold" style:font-weight-complex="bold"/>
    </style:style>
    <style:style style:name="P5" style:parent-style-name="Normale" style:family="paragraph">
      <style:text-properties fo:font-weight="bold" style:font-weight-asian="bold" style:font-weight-complex="bold"/>
    </style:style>
    <style:style style:name="P6" style:parent-style-name="Normale" style:family="paragraph">
      <style:text-properties fo:font-weight="bold" style:font-weight-asian="bold" style:font-weight-complex="bold"/>
    </style:style>
    <style:style style:name="P7" style:parent-style-name="Normale" style:family="paragraph">
      <style:text-properties fo:font-weight="bold" style:font-weight-asian="bold" style:font-weight-complex="bold"/>
    </style:style>
    <style:style style:name="P8" style:parent-style-name="Normale" style:family="paragraph">
      <style:text-properties fo:font-weight="bold" style:font-weight-asian="bold" style:font-weight-complex="bold"/>
    </style:style>
    <style:style style:name="P9" style:parent-style-name="Normale" style:family="paragraph">
      <style:text-properties fo:font-weight="bold" style:font-weight-asian="bold" style:font-weight-complex="bold"/>
    </style:style>
    <style:style style:name="P10" style:parent-style-name="Normale" style:family="paragraph">
      <style:text-properties fo:font-weight="bold" style:font-weight-asian="bold" style:font-weight-complex="bold"/>
    </style:style>
    <style:style style:name="P11" style:parent-style-name="Normale" style:family="paragraph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1">Esercizio 4</text:h>
      <text:p text:style-name="Normale"/>
      <text:p text:style-name="P2">Titolo del gioco: Monopoly blackout</text:p>
      <text:p text:style-name="Normale">Immagina un mondo dove puoi diventare un<text:s/>grande<text:s/>immobiliare partendo da zero.<text:s/>Monopoly blackout<text:s/>è il gioco da tavolo che trasforma ogni serata in una sfida strategica tra amici e familiari, mettendo alla prova abilità di negoziazione, gestione e un pizzico di fortuna.<text:s/></text:p>
      <text:p text:style-name="Normale">I giocatori competono per accaparrarsi proprietà iconiche, costruire case e alberghi, e mandare in bancarotta gli avversari.</text:p>
      <text:p text:style-name="P3">Game sheet</text:p>
      <text:p text:style-name="Normale">Target: 8+, amici, famiglie</text:p>
      <text:p text:style-name="Normale">Platform: Pc, mobile(IOS/Android), gioco fisico</text:p>
      <text:p text:style-name="Normale">Genre: strategico, multiplayer</text:p>
      <text:p text:style-name="Normale">Price: 20£</text:p>
      <text:p text:style-name="P4">Game structure</text:p>
      <text:p text:style-name="Normale">Diventare l’ultimo giocatore rimasto non in bancarotta, accumulando ricchezza tramite l'acquisto, la costruzione e l'affitto di proprietà.<text:s/>Monopoly blackout ha inoltre una nuova meccanica che riguarda la società elettrica, la quale<text:s/>permette al giocatore che la possiede una volta sopra la casella, di tirare il dado e se esce o 3 o 4 può spegnere tutte le luci della città e non pagare per 3 turni, se ci capita sopra, la stazione e le case e hotel perché senza elettricità.<text:s/></text:p>
      <text:p text:style-name="P5">Creative mix</text:p>
      <text:p text:style-name="Normale">Monopoly tutte le versioni, Monopoly Go</text:p>
      <text:p text:style-name="P6">Game loop</text:p>
      <text:p text:style-name="Normale">Il giocatore tira i dadi, muove la pedina, risolve la casella, diverse azioni facoltative (comprare case o hotel, vendere o ipotecare proprietà, scambiare proprietà, pagare per uscire di prigione ecc), passare il turno.</text:p>
      <text:p text:style-name="P7">Game pillars</text:p>
      <text:p text:style-name="Normale">Gestione delle risorse, interazione e negoziato, fortuna, controllo proprietà, meccanica nuova della società elettrica.</text:p>
      <text:p text:style-name="P8">Key selling points</text:p>
      <text:p text:style-name="Normale">Icona globale dal 1935, gioco di strategia e fortuna, simulazione del capitalismo, presenza digitale, casella della società elettrica che permette di spegnere tutte le luci della città e ti facilita 3 turni.</text:p>
      <text:p text:style-name="P9">Financial projection/timeline</text:p>
      <text:p text:style-name="Normale">5 anni per la creazione, produzione fisica 1.2M, sviluppo digitale 50K.</text:p>
      <text:p text:style-name="P10"/>
      <text:p text:style-name="P11">Team</text:p>
      <text:p text:style-name="Normale">Game designer</text:p>
      <text:p text:style-name="Normale">Art director</text:p>
      <text:p text:style-name="Normale">Project manager</text:p>
      <text:p text:style-name="Normale">Marketing lead</text:p>
      <text:p text:style-name="Normale">Legal</text:p>
      <text:p text:style-name="Normale">Developer</text:p>
      <text:p text:style-name="Normale">Tester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ssia Tribuzio</meta:initial-creator>
    <dc:creator>Alessia Tribuzio</dc:creator>
    <meta:creation-date>2025-04-11T13:41:00Z</meta:creation-date>
    <dc:date>2025-04-11T14:35:00Z</dc:date>
    <meta:template xlink:href="Normal.dotm" xlink:type="simple"/>
    <meta:editing-cycles>2</meta:editing-cycles>
    <meta:editing-duration>PT0S</meta:editing-duration>
    <meta:document-statistic meta:page-count="1" meta:paragraph-count="3" meta:word-count="283" meta:character-count="1894" meta:row-count="13" meta:non-whitespace-character-count="1614"/>
  </office:meta>
</office:document-meta>
</file>